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2.245cm" fo:min-width="1.465cm"/>
      <style:paragraph-properties style:writing-mode="lr-tb"/>
    </style:style>
    <style:style style:name="gr2" style:family="graphic" style:parent-style-name="objectwithoutfill">
      <style:graphic-properties svg:stroke-width="0.06cm" svg:stroke-color="#990000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3" style:family="graphic" style:parent-style-name="objectwithoutfill">
      <style:graphic-properties svg:stroke-width="0.06cm" svg:stroke-color="#990000" draw:marker-start-width="0.29cm" draw:marker-end-width="0.29cm" draw:fill="none" draw:textarea-vertical-align="middle" fo:padding-top="0.155cm" fo:padding-bottom="0.155cm" fo:padding-left="0.28cm" fo:padding-right="0.28cm"/>
    </style:style>
    <style:style style:name="gr4" style:family="graphic" style:parent-style-name="standard">
      <style:graphic-properties draw:fill="solid" draw:fill-color="#ffcccc" draw:textarea-horizontal-align="justify" draw:textarea-vertical-align="middle" draw:auto-grow-height="false" fo:min-height="1.485cm" fo:min-width="1.465cm"/>
      <style:paragraph-properties style:writing-mode="lr-tb"/>
    </style:style>
    <style:style style:name="gr5" style:family="graphic" style:parent-style-name="objectwithoutfill">
      <style:graphic-properties svg:stroke-width="0.06cm" svg:stroke-color="#000000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1.25cm" fo:min-width="1cm"/>
      <style:paragraph-properties style:writing-mode="lr-tb"/>
    </style:style>
    <style:style style:name="gr7" style:family="graphic" style:parent-style-name="standard">
      <style:graphic-properties draw:fill="solid" draw:fill-color="#ccffff" draw:textarea-horizontal-align="justify" draw:textarea-vertical-align="middle" draw:auto-grow-height="false" fo:min-height="1.27cm" fo:min-width="6.39cm"/>
      <style:paragraph-properties style:writing-mode="lr-tb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 fo:min-height="1.835cm" fo:min-width="1.895cm"/>
      <style:paragraph-properties style:writing-mode="lr-tb"/>
    </style:style>
    <style:style style:name="gr9" style:family="graphic" style:parent-style-name="objectwithoutfill">
      <style:graphic-properties svg:stroke-width="0.06cm" svg:stroke-color="#ff3333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10" style:family="graphic" style:parent-style-name="standard">
      <style:graphic-properties draw:fill="solid" draw:fill-color="#ccffff" draw:textarea-horizontal-align="justify" draw:textarea-vertical-align="middle" draw:auto-grow-height="false" fo:min-height="1.27cm" fo:min-width="2.69cm"/>
      <style:paragraph-properties style:writing-mode="lr-tb"/>
    </style:style>
    <style:style style:name="gr11" style:family="graphic" style:parent-style-name="objectwithoutfill">
      <style:graphic-properties svg:stroke-width="0.06cm" svg:stroke-color="#3399ff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12" style:family="graphic" style:parent-style-name="standard">
      <style:graphic-properties draw:fill="solid" draw:fill-color="#cccccc" draw:textarea-horizontal-align="justify" draw:textarea-vertical-align="middle" draw:auto-grow-height="false" fo:min-height="1.27cm" fo:min-width="1.445cm"/>
      <style:paragraph-properties style:writing-mode="lr-tb"/>
    </style:style>
    <style:style style:name="gr13" style:family="graphic" style:parent-style-name="objectwithoutfill">
      <style:graphic-properties svg:stroke-width="0.06cm" svg:stroke-color="#ff9900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14" style:family="graphic" style:parent-style-name="standard">
      <style:graphic-properties draw:fill="solid" draw:fill-color="#ccffff" draw:textarea-horizontal-align="justify" draw:textarea-vertical-align="middle" draw:auto-grow-height="false" fo:min-height="3.465cm" fo:min-width="1.44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6cm"/>
      <style:paragraph-properties style:writing-mode="lr-tb"/>
    </style:style>
    <style:style style:name="gr16" style:family="graphic" style:parent-style-name="objectwithoutfill">
      <style:graphic-properties svg:stroke-width="0.03cm" draw:marker-start-width="0.25cm" draw:marker-end="Concave_20_short" draw:marker-end-width="0.25cm" draw:fill="none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draw:stroke="none" svg:stroke-color="#000000" draw:fill="none" draw:fill-color="#ffffff" fo:min-height="1.26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11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cccccc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cccc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99cc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cc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65cm" svg:height="2.495cm" svg:x="2.03cm" svg:y="6.92cm">
          <text:p text:style-name="P1"><text:span text:style-name="T1">20VDC </text:span></text:p>
          <text:p text:style-name="P1"><text:span text:style-name="T1">Batter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005cm" svg:y1="7.24cm" svg:x2="5.32cm" svg:y2="7.24cm">
          <text:p/>
        </draw:line>
        <draw:line draw:style-name="gr3" draw:text-style-name="P3" draw:layer="layout" svg:x1="9.12cm" svg:y1="10.695cm" svg:x2="9.12cm" svg:y2="7.25cm">
          <text:p/>
        </draw:line>
        <draw:custom-shape draw:style-name="gr4" draw:text-style-name="P4" draw:layer="layout" svg:width="1.965cm" svg:height="1.735cm" svg:x="4.905cm" svg:y="6.48cm">
          <text:p text:style-name="P1"><text:span text:style-name="T1">Main Power Switch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005cm" svg:y1="8.845cm" svg:x2="10.485cm" svg:y2="8.845cm">
          <text:p/>
        </draw:line>
        <draw:line draw:style-name="gr2" draw:text-style-name="P3" draw:layer="layout" svg:x1="6.855cm" svg:y1="7.24cm" svg:x2="10.47cm" svg:y2="7.24cm">
          <text:p/>
        </draw:line>
        <draw:custom-shape draw:style-name="gr6" draw:text-style-name="P5" draw:layer="layout" svg:width="2.12cm" svg:height="2.12cm" svg:x="6.655cm" svg:y="4.22cm">
          <text:p text:style-name="P1"><text:span text:style-name="T1">PWR</text:span></text:p>
          <text:p text:style-name="P1"><text:span text:style-name="T1">L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515cm" svg:y1="7.265cm" svg:x2="7.505cm" svg:y2="6.27cm">
          <text:p/>
        </draw:line>
        <draw:line draw:style-name="gr5" draw:text-style-name="P3" draw:layer="layout" svg:x1="7.98cm" svg:y1="8.825cm" svg:x2="7.955cm" svg:y2="6.285cm">
          <text:p/>
        </draw:line>
        <draw:line draw:style-name="gr5" draw:text-style-name="P3" draw:layer="layout" svg:x1="8.465cm" svg:y1="11.005cm" svg:x2="8.465cm" svg:y2="7.245cm">
          <text:p/>
        </draw:line>
        <draw:custom-shape draw:style-name="gr7" draw:text-style-name="P6" draw:layer="layout" svg:width="6.89cm" svg:height="1.52cm" svg:x="15.265cm" svg:y="9.64cm">
          <text:p text:style-name="P1"><text:span text:style-name="T1">Huzzah</text:span></text:p>
          <text:p text:style-name="P1"><text:span text:style-name="T1">ESP32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95cm" svg:height="2.085cm" svg:x="9.68cm" svg:y="7cm">
          <text:p text:style-name="P1"><text:span text:style-name="T1">5V Reg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2.08cm" svg:y1="7.905cm" svg:x2="13.78cm" svg:y2="7.905cm">
          <text:p/>
        </draw:line>
        <draw:custom-shape draw:style-name="gr10" draw:text-style-name="P6" draw:layer="layout" svg:width="3.19cm" svg:height="1.52cm" svg:x="9.655cm" svg:y="9.86cm">
          <text:p text:style-name="P1"><text:span text:style-name="T1">Voltage</text:span></text:p>
          <text:p text:style-name="P1"><text:span text:style-name="T1">Measurement</text:span></text:p>
          <text:p text:style-name="P1"><text:span text:style-name="T1">Circui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125cm" svg:y1="10.665cm" svg:x2="9.62cm" svg:y2="10.665cm">
          <text:p/>
        </draw:line>
        <draw:line draw:style-name="gr11" draw:text-style-name="P3" draw:layer="layout" svg:x1="12.852cm" svg:y1="10.467cm" svg:x2="15.27cm" svg:y2="10.467cm">
          <text:p/>
        </draw:line>
        <draw:line draw:style-name="gr11" draw:text-style-name="P3" draw:layer="layout" svg:x1="12.852cm" svg:y1="10.905cm" svg:x2="15.26cm" svg:y2="10.905cm">
          <text:p/>
        </draw:line>
        <draw:line draw:style-name="gr9" draw:text-style-name="P3" draw:layer="layout" svg:x1="13.79cm" svg:y1="15.16cm" svg:x2="13.79cm" svg:y2="5.44cm">
          <text:p/>
        </draw:line>
        <draw:custom-shape draw:style-name="gr12" draw:text-style-name="P2" draw:layer="layout" svg:width="1.945cm" svg:height="1.52cm" svg:x="14.92cm" svg:y="6.812cm">
          <text:p text:style-name="P1"><text:span text:style-name="T1">Voltage</text:span></text:p>
          <text:p text:style-name="P1"><text:span text:style-name="T1">Senso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945cm" svg:height="1.52cm" svg:x="17.325cm" svg:y="6.812cm">
          <text:p text:style-name="P1"><text:span text:style-name="T1">Current</text:span></text:p>
          <text:p text:style-name="P1"><text:span text:style-name="T1">Senso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945cm" svg:height="1.52cm" svg:x="19.145cm" svg:y="4.702cm">
          <text:p text:style-name="P1"><text:span text:style-name="T1">5V</text:span></text:p>
          <text:p text:style-name="P1"><text:span text:style-name="T1">Enable</text:span></text:p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945cm" svg:height="1.52cm" svg:x="14.92cm" svg:y="12.515cm">
          <text:p text:style-name="P1"><text:span text:style-name="T1">Voltage</text:span></text:p>
          <text:p text:style-name="P1"><text:span text:style-name="T1">Senso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945cm" svg:height="1.52cm" svg:x="17.325cm" svg:y="12.515cm">
          <text:p text:style-name="P1"><text:span text:style-name="T1">Current</text:span></text:p>
          <text:p text:style-name="P1"><text:span text:style-name="T1">Senso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945cm" svg:height="1.52cm" svg:x="19.345cm" svg:y="14.45cm">
          <text:p text:style-name="P1"><text:span text:style-name="T1">5V</text:span></text:p>
          <text:p text:style-name="P1"><text:span text:style-name="T1">Enable</text:span></text:p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3.8cm" svg:y1="5.472cm" svg:x2="19.14cm" svg:y2="5.472cm">
          <text:p/>
        </draw:line>
        <draw:line draw:style-name="gr9" draw:text-style-name="P3" draw:layer="layout" svg:x1="15.94cm" svg:y1="6.797cm" svg:x2="15.94cm" svg:y2="5.482cm">
          <text:p/>
        </draw:line>
        <draw:line draw:style-name="gr9" draw:text-style-name="P3" draw:layer="layout" svg:x1="18.32cm" svg:y1="6.797cm" svg:x2="18.32cm" svg:y2="5.482cm">
          <text:p/>
        </draw:line>
        <draw:line draw:style-name="gr9" draw:text-style-name="P3" draw:layer="layout" svg:x1="13.81cm" svg:y1="10.007cm" svg:x2="15.285cm" svg:y2="10.007cm">
          <text:p/>
        </draw:line>
        <draw:line draw:style-name="gr9" draw:text-style-name="P3" draw:layer="layout" svg:x1="13.8cm" svg:y1="15.1cm" svg:x2="19.34cm" svg:y2="15.1cm">
          <text:p/>
        </draw:line>
        <draw:line draw:style-name="gr11" draw:text-style-name="P3" draw:layer="layout" svg:x1="15.94cm" svg:y1="12.5cm" svg:x2="15.94cm" svg:y2="11.185cm">
          <text:p/>
        </draw:line>
        <draw:line draw:style-name="gr9" draw:text-style-name="P3" draw:layer="layout" svg:x1="18.125cm" svg:y1="15.12cm" svg:x2="18.125cm" svg:y2="14.02cm">
          <text:p/>
        </draw:line>
        <draw:line draw:style-name="gr9" draw:text-style-name="P3" draw:layer="layout" svg:x1="15.975cm" svg:y1="15.12cm" svg:x2="15.975cm" svg:y2="14.02cm">
          <text:p/>
        </draw:line>
        <draw:line draw:style-name="gr11" draw:text-style-name="P3" draw:layer="layout" svg:x1="18.27cm" svg:y1="12.5cm" svg:x2="18.27cm" svg:y2="11.185cm">
          <text:p/>
        </draw:line>
        <draw:line draw:style-name="gr11" draw:text-style-name="P3" draw:layer="layout" svg:x1="15.96cm" svg:y1="9.65cm" svg:x2="15.96cm" svg:y2="8.335cm">
          <text:p/>
        </draw:line>
        <draw:line draw:style-name="gr11" draw:text-style-name="P3" draw:layer="layout" svg:x1="18.225cm" svg:y1="9.65cm" svg:x2="18.225cm" svg:y2="8.335cm">
          <text:p/>
        </draw:line>
        <draw:line draw:style-name="gr5" draw:text-style-name="P3" draw:layer="layout" svg:x1="12.08cm" svg:y1="8.17cm" svg:x2="12.805cm" svg:y2="8.17cm">
          <text:p/>
        </draw:line>
        <draw:line draw:style-name="gr5" draw:text-style-name="P3" draw:layer="layout" svg:x1="8.445cm" svg:y1="11.005cm" svg:x2="9.705cm" svg:y2="11.005cm">
          <text:p/>
        </draw:line>
        <draw:line draw:style-name="gr11" draw:text-style-name="P3" draw:layer="layout" svg:x1="20.075cm" svg:y1="9.65cm" svg:x2="20.075cm" svg:y2="6.215cm">
          <text:p/>
        </draw:line>
        <draw:line draw:style-name="gr11" draw:text-style-name="P3" draw:layer="layout" svg:x1="20.075cm" svg:y1="14.435cm" svg:x2="20.075cm" svg:y2="11.145cm">
          <text:p/>
        </draw:line>
        <draw:line draw:style-name="gr13" draw:text-style-name="P3" draw:layer="layout" svg:x1="22.15cm" svg:y1="10.295cm" svg:x2="22.85cm" svg:y2="10.295cm">
          <text:p/>
        </draw:line>
        <draw:line draw:style-name="gr13" draw:text-style-name="P3" draw:layer="layout" svg:x1="22.815cm" svg:y1="12.72cm" svg:x2="22.815cm" svg:y2="8.105cm">
          <text:p/>
        </draw:line>
        <draw:custom-shape draw:style-name="gr12" draw:text-style-name="P2" draw:layer="layout" svg:width="1.945cm" svg:height="1.52cm" svg:x="21.315cm" svg:y="6.8cm">
          <text:p text:style-name="P1"><text:span text:style-name="T1">3.3V</text:span></text:p>
          <text:p text:style-name="P1"><text:span text:style-name="T1">Enable</text:span></text:p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945cm" svg:height="1.52cm" svg:x="21.315cm" svg:y="12.485cm">
          <text:p text:style-name="P1"><text:span text:style-name="T1">3.3V</text:span></text:p>
          <text:p text:style-name="P1"><text:span text:style-name="T1">Enable</text:span></text:p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21.745cm" svg:y1="9.65cm" svg:x2="21.745cm" svg:y2="8.335cm">
          <text:p/>
        </draw:line>
        <draw:line draw:style-name="gr11" draw:text-style-name="P3" draw:layer="layout" svg:x1="21.745cm" svg:y1="12.48cm" svg:x2="21.745cm" svg:y2="11.16cm">
          <text:p/>
        </draw:line>
        <draw:custom-shape draw:style-name="gr14" draw:text-style-name="P6" draw:layer="layout" svg:width="1.945cm" svg:height="3.715cm" svg:x="24.01cm" svg:y="4.635cm">
          <text:p text:style-name="P1"><text:span text:style-name="T1">PCA</text:span></text:p>
          <text:p text:style-name="P1"><text:span text:style-name="T1">9685</text:span></text:p>
          <text:p text:style-name="P1"><text:span text:style-name="T1">PWM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23.24cm" svg:y1="7.69cm" svg:x2="23.975cm" svg:y2="7.69cm">
          <text:p/>
        </draw:line>
        <draw:custom-shape draw:style-name="gr14" draw:text-style-name="P6" draw:layer="layout" svg:width="1.945cm" svg:height="3.715cm" svg:x="24.01cm" svg:y="12.265cm">
          <text:p text:style-name="P1"><text:span text:style-name="T1">PCA</text:span></text:p>
          <text:p text:style-name="P1"><text:span text:style-name="T1">9685</text:span></text:p>
          <text:p text:style-name="P1"><text:span text:style-name="T1">PWM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23.295cm" svg:y1="12.985cm" svg:x2="23.995cm" svg:y2="12.985cm">
          <text:p/>
        </draw:line>
        <draw:line draw:style-name="gr9" draw:text-style-name="P3" draw:layer="layout" svg:x1="21.305cm" svg:y1="15.14cm" svg:x2="23.97cm" svg:y2="15.14cm">
          <text:p/>
        </draw:line>
        <draw:line draw:style-name="gr9" draw:text-style-name="P3" draw:layer="layout" svg:x1="21.095cm" svg:y1="5.35cm" svg:x2="23.97cm" svg:y2="5.35cm">
          <text:p/>
        </draw:line>
        <draw:frame draw:style-name="gr15" draw:text-style-name="P7" draw:layer="layout" svg:width="2.205cm" svg:height="0.81cm" svg:x="23.655cm" svg:y="9.575cm">
          <draw:text-box>
            <text:p><text:span text:style-name="T1">3.3 V</text:span></text:p>
          </draw:text-box>
        </draw:frame>
        <draw:line draw:style-name="gr16" draw:text-style-name="P3" draw:layer="layout" svg:x1="23.85cm" svg:y1="9.93cm" svg:x2="22.84cm" svg:y2="10cm">
          <text:p/>
        </draw:line>
        <draw:frame draw:style-name="gr15" draw:text-style-name="P7" draw:layer="layout" svg:width="1.585cm" svg:height="0.81cm" svg:x="23.885cm" svg:y="7.305cm">
          <draw:text-box>
            <text:p><text:span text:style-name="T1">3.3V</text:span></text:p>
          </draw:text-box>
        </draw:frame>
        <draw:frame draw:style-name="gr15" draw:text-style-name="P7" draw:layer="layout" svg:width="1.585cm" svg:height="0.81cm" svg:x="23.905cm" svg:y="12.62cm">
          <draw:text-box>
            <text:p><text:span text:style-name="T1">3.3V</text:span></text:p>
          </draw:text-box>
        </draw:frame>
        <draw:frame draw:style-name="gr15" draw:text-style-name="P7" draw:layer="layout" svg:width="1.585cm" svg:height="0.81cm" svg:x="23.885cm" svg:y="14.74cm">
          <draw:text-box>
            <text:p><text:span text:style-name="T1">5V</text:span></text:p>
          </draw:text-box>
        </draw:frame>
        <draw:frame draw:style-name="gr15" draw:text-style-name="P7" draw:layer="layout" svg:width="1.585cm" svg:height="0.81cm" svg:x="23.885cm" svg:y="5.04cm">
          <draw:text-box>
            <text:p><text:span text:style-name="T1">5V</text:span></text:p>
          </draw:text-box>
        </draw:frame>
        <draw:frame draw:style-name="gr17" draw:text-style-name="P8" draw:layer="layout" svg:width="13.43cm" svg:height="1.515cm" svg:x="8.365cm" svg:y="1.991cm">
          <draw:text-box>
            <text:p><text:span text:style-name="T2">Power Control for Hexbot</text:span></text:p>
          </draw:text-box>
        </draw:frame>
        <draw:frame draw:style-name="gr18" draw:text-style-name="P9" draw:layer="layout" svg:width="15.955cm" svg:height="1.361cm" svg:x="10.025cm" svg:y="18.45cm">
          <draw:text-box>
            <text:p><text:span text:style-name="T3">Common ground and decoupling capacitors not shown</text:span></text:p>
            <text:p><text:span text:style-name="T3">Green numbers are Physical/GPIO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3T22:16:20.813000000</meta:creation-date>
    <dc:date>2022-05-24T15:53:11.295000000</dc:date>
    <meta:editing-duration>PT4H15M16S</meta:editing-duration>
    <meta:editing-cycles>3</meta:editing-cycles>
    <meta:generator>LibreOffice/7.2.7.2$Windows_X86_64 LibreOffice_project/8d71d29d553c0f7dcbfa38fbfda25ee34cce99a2</meta:generator>
    <meta:document-statistic meta:object-count="59"/>
  </office:meta>
</office:document-meta>
</file>